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[Product name] aims to bring browser-based encrypted messaging to the mainstream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er Persona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r A wants to communicate securely with User B, however they are not able to meet up in order to exchange a symmetric encryption key in order to message each other securely online. [Product name] solves this problem by making use of transparent, easy-to-understand encryption technologies from within the browser, with the information necessary to decrypt communication never leaving the browser of each us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er Persona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er Persona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ecifi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visions for one-to-one chats as well as many-to-many chats.</text:p>
              </text:list-item>
              <text:list-item>
                <text:p>Variety of multimedia formats:</text:p>
                <text:list>
                  <text:list-item>
                    <text:p>Encrypted text, uncompressed images, WebM’s, unicode emoticons.</text:p>
                  </text:list-item>
                </text:list>
              </text:list-item>
              <text:list-item>
                <text:p>Themes – dark theme.</text:p>
              </text:list-item>
              <text:list-item>
                <text:p>Sent, delivered and read receipts.</text:p>
              </text:list-item>
              <text:list-item>
                <text:p>NSFW feature.</text:p>
              </text:list-item>
              <text:list-item>
                <text:p>In-built URL shortener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R Diagra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 compressed Chen notation</text:p>
              </text:list-item>
              <text:list-item>
                <text:p>With description of attributes in each ent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refram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show main functionality of the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refram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show main functionality of the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refram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show main functionality of the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refram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show main functionality of the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refram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show main functionality of the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alkthrough of main fea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y include site map and/or site UR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alkthrough of main fea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y include site map and/or site UR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12:25:43.770700703</meta:creation-date>
    <dc:date>2017-02-20T12:58:15.967508757</dc:date>
    <meta:editing-duration>PT11M12S</meta:editing-duration>
    <meta:editing-cycles>5</meta:editing-cycles>
    <meta:generator>LibreOffice/5.1.4.2$Linux_X86_64 LibreOffice_project/10m0$Build-2</meta:generator>
    <meta:document-statistic meta:object-count="73"/>
  </office:meta>
</office:document-meta>
</file>